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3" table:number-rows-spanned="1" table:style-name="ce22">
            <text:p>Nate Lentz and Jacob McKim</text:p>
          </table:table-cell>
          <table:covered-table-cell table:number-columns-repeated="2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6" table:number-rows-spanned="1" table:style-name="ce23">
            <text:p>All Karnaugh maps use the least 4 Sig bits of their respective codes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egWrite</text:p>
          </table:table-cell>
          <table:table-cell office:value-type="string" table:style-name="ce1">
            <text:p>Op</text:p>
          </table:table-cell>
          <table:table-cell table:number-columns-repeated="5" table:style-name="ce1"/>
          <table:table-cell office:value-type="string" table:style-name="ce1">
            <text:p>Boolean Logic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7">
            <text:p>0 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style-name="ce6"/>
          <table:table-cell office:value-type="string" table:style-name="ce1">
            <text:p>A NOT Func.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">
            <text:p>0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7">
            <text:p>1 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0">
            <text:p>1 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6" table:style-name="ce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RegWrite</text:p>
          </table:table-cell>
          <table:table-cell office:value-type="string" table:style-name="ce1">
            <text:p>Function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3"/>
          <table:table-cell office:value-type="string" table:style-name="ce14">
            <text:p>0 0</text:p>
          </table:table-cell>
          <table:table-cell office:value-type="string" table:style-name="ce14">
            <text:p>0 1</text:p>
          </table:table-cell>
          <table:table-cell office:value-type="string" table:style-name="ce14">
            <text:p>1 1</text:p>
          </table:table-cell>
          <table:table-cell office:value-type="string" table:style-name="ce15">
            <text:p>1 0</text:p>
          </table:table-cell>
          <table:table-cell table:style-name="ce1"/>
          <table:table-cell office:value-type="string" table:number-columns-spanned="2" table:number-rows-spanned="1" table:style-name="ce24">
            <text:p>(NOT A) OR (A*NOT B*C)</text:p>
          </table:table-cell>
          <table:covered-table-cell/>
          <table:table-cell table:number-columns-repeated="16375"/>
        </table:table-row>
        <table:table-row table:style-name="ro1">
          <table:table-cell table:style-name="ce1"/>
          <table:table-cell office:value-type="string" table:style-name="ce16">
            <text:p>0 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6">
            <text:p>0 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6">
            <text:p>1 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9">
            <text:p>1 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LU</text:p>
          </table:table-cell>
          <table:table-cell office:value-type="string" table:style-name="ce1">
            <text:p>OP</text:p>
          </table:table-cell>
          <table:table-cell office:value-type="string" table:style-name="ce1">
            <text:p>Bit 0</text:p>
          </table:table-cell>
          <table:table-cell table:number-columns-repeated="16381" table:style-name="ce1"/>
        </table:table-row>
        <table:table-row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style-name="ce6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0 0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6"/>
          <table:table-cell office:value-type="string" table:number-columns-spanned="5" table:number-rows-spanned="1" table:style-name="ce24">
            <text:p>(NOT A) OR (B*NOT C*D) OR (C*((A*NOT B) OR (NOT D)))</text:p>
          </table:table-cell>
          <table:covered-table-cell table:number-columns-repeated="4"/>
          <table:table-cell table:number-columns-repeated="16372"/>
        </table:table-row>
        <table:table-row table:style-name="ro1">
          <table:table-cell table:style-name="ce6"/>
          <table:table-cell office:value-type="string" table:style-name="ce7">
            <text:p>0 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1 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10">
            <text:p>1 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style-name="ce6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number-columns-repeated="2" table:style-name="ce6"/>
          <table:table-cell office:value-type="string" table:style-name="ce6">
            <text:p>Bit 1</text:p>
          </table:table-cell>
          <table:table-cell table:number-columns-repeated="4" table:style-name="ce6"/>
          <table:table-cell table:number-columns-repeated="16377" table:style-name="ce1"/>
        </table:table-row>
        <table:table-row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style-name="ce6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0 0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6"/>
          <table:table-cell office:value-type="string" table:number-columns-spanned="3" table:number-rows-spanned="1" table:style-name="ce24">
            <text:p>(A*B*NOT C) OR (C*(D OR NOT B))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table:style-name="ce6"/>
          <table:table-cell office:value-type="string" table:style-name="ce7">
            <text:p>0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1 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9">
            <text:p>0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10">
            <text:p>1 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style-name="ce6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number-columns-repeated="2" table:style-name="ce6"/>
          <table:table-cell office:value-type="string" table:style-name="ce6">
            <text:p>Bit 2</text:p>
          </table:table-cell>
          <table:table-cell table:number-columns-repeated="4" table:style-name="ce6"/>
          <table:table-cell table:number-columns-repeated="16377" table:style-name="ce1"/>
        </table:table-row>
        <table:table-row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style-name="ce6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0 0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6"/>
          <table:table-cell office:value-type="string" table:style-name="ce1">
            <text:p>C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office:value-type="string" table:style-name="ce7">
            <text:p>0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1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10">
            <text:p>1 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style-name="ce6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number-columns-repeated="2" table:style-name="ce6"/>
          <table:table-cell office:value-type="string" table:style-name="ce6">
            <text:p>Bit 3</text:p>
          </table:table-cell>
          <table:table-cell table:number-columns-repeated="4" table:style-name="ce6"/>
          <table:table-cell table:number-columns-repeated="16377" table:style-name="ce1"/>
        </table:table-row>
        <table:table-row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style-name="ce6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0 0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6"/>
          <table:table-cell office:value-type="string" table:number-columns-spanned="2" table:number-rows-spanned="1" table:style-name="ce24">
            <text:p>NOT B*C*NOT D</text:p>
          </table:table-cell>
          <table:covered-table-cell/>
          <table:table-cell table:number-columns-repeated="16375" table:style-name="ce1"/>
        </table:table-row>
        <table:table-row table:style-name="ro1">
          <table:table-cell table:style-name="ce6"/>
          <table:table-cell office:value-type="string" table:style-name="ce7">
            <text:p>0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1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10">
            <text:p>1 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2">
            <text:p>1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number-columns-repeated="7" table:style-name="ce6"/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LU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Bit 0</text:p>
          </table:table-cell>
          <table:table-cell table:number-columns-repeated="16381" table:style-name="ce1"/>
        </table:table-row>
        <table:table-row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style-name="ce6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0 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table:style-name="ce6"/>
          <table:table-cell office:value-type="string" table:number-columns-spanned="4" table:number-rows-spanned="1" table:style-name="ce24">
            <text:p>A OR C*NOT D OR NOT B*C OR B*NOT C*D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0 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1 1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10">
            <text:p>1 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style-name="ce6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number-columns-repeated="2" table:style-name="ce6"/>
          <table:table-cell office:value-type="string" table:style-name="ce6">
            <text:p>Bit 1</text:p>
          </table:table-cell>
          <table:table-cell table:number-columns-repeated="4" table:style-name="ce6"/>
          <table:table-cell table:number-columns-repeated="16377" table:style-name="ce1"/>
        </table:table-row>
        <table:table-row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style-name="ce6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0 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style-name="ce6"/>
          <table:table-cell office:value-type="string" table:number-columns-spanned="2" table:number-rows-spanned="1" table:style-name="ce24">
            <text:p>A OR B*NOT C</text:p>
          </table:table-cell>
          <table:covered-table-cell/>
          <table:table-cell table:number-columns-repeated="16375"/>
        </table:table-row>
        <table:table-row table:style-name="ro1">
          <table:table-cell table:style-name="ce6"/>
          <table:table-cell office:value-type="string" table:style-name="ce7">
            <text:p>0 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1 1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10">
            <text:p>1 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style-name="ce6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number-columns-repeated="2" table:style-name="ce6"/>
          <table:table-cell office:value-type="string" table:style-name="ce6">
            <text:p>Bit 2</text:p>
          </table:table-cell>
          <table:table-cell table:number-columns-repeated="4" table:style-name="ce6"/>
          <table:table-cell table:number-columns-repeated="16377" table:style-name="ce1"/>
        </table:table-row>
        <table:table-row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style-name="ce6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0 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style-name="ce6"/>
          <table:table-cell office:value-type="string" table:style-name="ce1">
            <text:p>A OR B*C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7">
            <text:p>0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1 1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10">
            <text:p>1 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style-name="ce6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number-columns-repeated="2" table:style-name="ce6"/>
          <table:table-cell office:value-type="string" table:style-name="ce6">
            <text:p>Bit 3</text:p>
          </table:table-cell>
          <table:table-cell table:number-columns-repeated="4" table:style-name="ce6"/>
          <table:table-cell table:number-columns-repeated="16377" table:style-name="ce1"/>
        </table:table-row>
        <table:table-row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style-name="ce6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0 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style-name="ce6"/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7">
            <text:p>0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7">
            <text:p>1 1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10">
            <text:p>1 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" table:style-name="ce12">
            <text:p>1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number-columns-repeated="7" table:style-name="ce6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ranch</text:p>
          </table:table-cell>
          <table:table-cell office:value-type="string" table:style-name="ce1">
            <text:p>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">
            <text:p>0 0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X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number-columns-spanned="2" table:number-rows-spanned="1" table:style-name="ce24">
            <text:p>NOT A*B</text:p>
          </table:table-cell>
          <table:covered-table-cell/>
          <table:table-cell table:number-columns-repeated="16375"/>
        </table:table-row>
        <table:table-row table:style-name="ro1">
          <table:table-cell table:style-name="ce1"/>
          <table:table-cell office:value-type="string" table:style-name="ce7">
            <text:p>0 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">
            <text:p>1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0">
            <text:p>1 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ne</text:p>
          </table:table-cell>
          <table:table-cell office:value-type="string" table:style-name="ce1">
            <text:p>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">
            <text:p>0 0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X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number-columns-spanned="2" table:number-rows-spanned="1" table:style-name="ce24">
            <text:p>NOT A*NOT C*D</text:p>
          </table:table-cell>
          <table:covered-table-cell/>
          <table:table-cell table:number-columns-repeated="16375"/>
        </table:table-row>
        <table:table-row table:style-name="ro1">
          <table:table-cell table:style-name="ce1"/>
          <table:table-cell office:value-type="string" table:style-name="ce7">
            <text:p>0 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">
            <text:p>1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0">
            <text:p>1 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memWrite</text:p>
          </table:table-cell>
          <table:table-cell office:value-type="string" table:style-name="ce1">
            <text:p>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">
            <text:p>0 0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X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number-columns-spanned="2" table:number-rows-spanned="1" table:style-name="ce24">
            <text:p>A*NOT B*C*D</text:p>
          </table:table-cell>
          <table:covered-table-cell/>
          <table:table-cell table:number-columns-repeated="16375"/>
        </table:table-row>
        <table:table-row table:style-name="ro1">
          <table:table-cell table:style-name="ce1"/>
          <table:table-cell office:value-type="string" table:style-name="ce7">
            <text:p>0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">
            <text:p>1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0">
            <text:p>1 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Jump</text:p>
          </table:table-cell>
          <table:table-cell office:value-type="string" table:style-name="ce1">
            <text:p>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">
            <text:p>0 0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X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number-columns-spanned="2" table:number-rows-spanned="1" table:style-name="ce24">
            <text:p>NOT A * C</text:p>
          </table:table-cell>
          <table:covered-table-cell/>
          <table:table-cell table:number-columns-repeated="16375"/>
        </table:table-row>
        <table:table-row table:style-name="ro1">
          <table:table-cell table:style-name="ce1"/>
          <table:table-cell office:value-type="string" table:style-name="ce7">
            <text:p>0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">
            <text:p>1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0">
            <text:p>1 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Jal</text:p>
          </table:table-cell>
          <table:table-cell office:value-type="string" table:style-name="ce1">
            <text:p>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">
            <text:p>0 0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X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number-columns-spanned="2" table:number-rows-spanned="1" table:style-name="ce24">
            <text:p>NOT A * C * D</text:p>
          </table:table-cell>
          <table:covered-table-cell/>
          <table:table-cell table:number-columns-repeated="16375"/>
        </table:table-row>
        <table:table-row table:style-name="ro1">
          <table:table-cell table:style-name="ce1"/>
          <table:table-cell office:value-type="string" table:style-name="ce7">
            <text:p>0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">
            <text:p>1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0">
            <text:p>1 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Jr</text:p>
          </table:table-cell>
          <table:table-cell office:value-type="string" table:style-name="ce1">
            <text:p>Funct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">
            <text:p>0 0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"/>
          <table:table-cell office:value-type="string" table:number-columns-spanned="4" table:number-rows-spanned="1" table:style-name="ce24">
            <text:p>As long as most sig. Bit of func is 0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1"/>
          <table:table-cell office:value-type="string" table:style-name="ce7">
            <text:p>0 1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">
            <text:p>1 1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0">
            <text:p>1 0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gn Extend</text:p>
          </table:table-cell>
          <table:table-cell office:value-type="string" table:style-name="ce1">
            <text:p>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4">
            <text:p>0 0</text:p>
          </table:table-cell>
          <table:table-cell office:value-type="string" table:style-name="ce4">
            <text:p>0 1</text:p>
          </table:table-cell>
          <table:table-cell office:value-type="string" table:style-name="ce4">
            <text:p>1 1</text:p>
          </table:table-cell>
          <table:table-cell office:value-type="string" table:style-name="ce5">
            <text:p>1 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">
            <text:p>0 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number-columns-spanned="3" table:number-rows-spanned="1" table:style-name="ce24">
            <text:p>NOT A*(NOT B * C + B * NOT C * D)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7">
            <text:p>0 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">
            <text:p>1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0">
            <text:p>1 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6378"/>
        </table:table-row>
        <table:table-row table:number-rows-repeated="10484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Tunisi </meta:initial-creator>
    <dc:creator>Nate</dc:creator>
    <meta:creation-date>2015-02-21T17:38:32Z</meta:creation-date>
    <dc:date>2016-10-16T17:11:33Z</dc:date>
    <meta:editing-cycles>11</meta:editing-cycles>
    <meta:editing-duration>PT2218S</meta:editing-duration>
  </office:meta>
</office:document-meta>
</file>